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Configurations2/" manifest:media-type="application/vnd.sun.xml.ui.configuration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2" style:family="paragraph" style:parent-style-name="Text_20_body">
      <style:paragraph-properties fo:text-align="justify" style:justify-single-word="false"/>
      <style:text-properties fo:font-style="normal" officeooo:paragraph-rsid="001a03fc" style:font-style-asian="normal" style:font-style-complex="normal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normal" officeooo:rsid="001a03fc" officeooo:paragraph-rsid="001a03fc" style:font-style-asian="normal" style:font-style-complex="normal"/>
    </style:style>
    <style:style style:name="P5" style:family="paragraph" style:parent-style-name="Text_20_body">
      <style:paragraph-properties fo:text-align="justify" style:justify-single-word="false"/>
      <style:text-properties fo:font-style="normal" officeooo:rsid="001a03fc" officeooo:paragraph-rsid="001a03fc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  <style:text-properties fo:font-style="normal" officeooo:rsid="001a03fc" officeooo:paragraph-rsid="001bebb7" style:font-style-asian="normal" style:font-style-complex="normal"/>
    </style:style>
    <style:style style:name="P7" style:family="paragraph" style:parent-style-name="Text_20_body">
      <style:text-properties fo:font-style="normal" officeooo:rsid="001debd6" officeooo:paragraph-rsid="001debd6" style:font-style-asian="normal" style:font-style-complex="normal"/>
    </style:style>
    <style:style style:name="P8" style:family="paragraph" style:parent-style-name="Text_20_body">
      <style:paragraph-properties fo:text-align="justify" style:justify-single-word="false"/>
      <style:text-properties fo:font-style="normal" officeooo:rsid="0024d2ae" officeooo:paragraph-rsid="0024d2ae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34d8f0" officeooo:paragraph-rsid="0034d8f0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366761" officeooo:paragraph-rsid="00366761" style:font-style-asian="normal" style:font-style-complex="normal"/>
    </style:style>
    <style:style style:name="P11" style:family="paragraph" style:parent-style-name="Text_20_body">
      <style:paragraph-properties fo:text-align="start" style:justify-single-word="false"/>
      <style:text-properties fo:font-style="normal" officeooo:rsid="0036c673" officeooo:paragraph-rsid="0036c673" style:font-style-asian="normal" style:font-style-complex="normal"/>
    </style:style>
    <style:style style:name="P12" style:family="paragraph" style:parent-style-name="Text_20_body">
      <style:text-properties fo:font-style="normal" fo:font-weight="bold" officeooo:rsid="001a03fc" officeooo:paragraph-rsid="001a03fc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tyle="normal" fo:font-weight="bold" officeooo:rsid="000a2a1d" officeooo:paragraph-rsid="000a2a1d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normal" fo:font-weight="bold" officeooo:rsid="000f76a2" officeooo:paragraph-rsid="000f76a2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fo:font-weight="bold" officeooo:rsid="001f5cb0" officeooo:paragraph-rsid="001f5cb0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bold" officeooo:rsid="0024d2ae" officeooo:paragraph-rsid="0024d2ae" style:font-style-asian="normal" style:font-weight-asian="bold" style:font-style-complex="normal" style:font-weight-complex="bold"/>
    </style:style>
    <style:style style:name="P17" style:family="paragraph" style:parent-style-name="Text_20_body">
      <style:paragraph-properties fo:text-align="justify" style:justify-single-word="false"/>
      <style:text-properties officeooo:paragraph-rsid="0007f18b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Standard">
      <style:text-properties officeooo:rsid="0007e178" officeooo:paragraph-rsid="0007f18b"/>
    </style:style>
    <style:style style:name="P20" style:family="paragraph" style:parent-style-name="Standard">
      <style:paragraph-properties fo:text-align="center" style:justify-single-word="false"/>
      <style:text-properties fo:font-size="10pt" officeooo:rsid="0007e178" officeooo:paragraph-rsid="0007e178" style:font-size-asian="8.75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officeooo:rsid="0007e178" officeooo:paragraph-rsid="0020301d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8pt" officeooo:rsid="0007e178" officeooo:paragraph-rsid="0007e178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8pt" fo:font-weight="bold" officeooo:rsid="0007e178" officeooo:paragraph-rsid="0007e178" style:font-size-asian="18pt" style:font-weight-asian="bold" style:font-size-complex="18pt" style:font-weight-complex="bold"/>
    </style:style>
    <style:style style:name="P24" style:family="paragraph" style:parent-style-name="Text_20_body">
      <style:text-properties officeooo:rsid="0007f18b" officeooo:paragraph-rsid="0007f18b"/>
    </style:style>
    <style:style style:name="P25" style:family="paragraph" style:parent-style-name="Text_20_body">
      <style:paragraph-properties fo:text-align="justify" style:justify-single-word="false"/>
      <style:text-properties officeooo:rsid="0007f18b" officeooo:paragraph-rsid="0007f18b"/>
    </style:style>
    <style:style style:name="P26" style:family="paragraph" style:parent-style-name="Text_20_body">
      <style:paragraph-properties fo:text-align="justify" style:justify-single-word="false"/>
      <style:text-properties officeooo:rsid="0007f18b" officeooo:paragraph-rsid="0016a53a"/>
    </style:style>
    <style:style style:name="P27" style:family="paragraph" style:parent-style-name="Text_20_body">
      <style:paragraph-properties fo:text-align="justify" style:justify-single-word="false"/>
      <style:text-properties officeooo:rsid="0009306d" officeooo:paragraph-rsid="0009306d"/>
    </style:style>
    <style:style style:name="P28" style:family="paragraph" style:parent-style-name="Text_20_body">
      <style:paragraph-properties fo:line-height="115%" fo:text-align="justify" style:justify-single-word="false"/>
      <style:text-properties officeooo:rsid="000ea880" officeooo:paragraph-rsid="000ea880"/>
    </style:style>
    <style:style style:name="P29" style:family="paragraph" style:parent-style-name="Text_20_body">
      <style:paragraph-properties fo:line-height="115%" fo:text-align="justify" style:justify-single-word="false" fo:break-before="page"/>
      <style:text-properties officeooo:rsid="000ea880" officeooo:paragraph-rsid="000ea880"/>
    </style:style>
    <style:style style:name="P30" style:family="paragraph" style:parent-style-name="Text_20_body">
      <style:text-properties fo:font-weight="bold" officeooo:rsid="0013aca5" officeooo:paragraph-rsid="00172dfc" style:font-weight-asian="bold" style:font-weight-complex="bold"/>
    </style:style>
    <style:style style:name="P31" style:family="paragraph" style:parent-style-name="Text_20_body">
      <style:text-properties fo:font-weight="bold" officeooo:rsid="0013aca5" officeooo:paragraph-rsid="001a03fc" style:font-weight-asian="bold" style:font-weight-complex="bold"/>
    </style:style>
    <style:style style:name="P32" style:family="paragraph" style:parent-style-name="Text_20_body">
      <style:paragraph-properties fo:break-before="page"/>
      <style:text-properties fo:font-weight="bold" officeooo:rsid="0013aca5" officeooo:paragraph-rsid="001a03fc" style:font-weight-asian="bold" style:font-weight-complex="bold"/>
    </style:style>
    <style:style style:name="P33" style:family="paragraph" style:parent-style-name="Text_20_body">
      <style:text-properties fo:font-weight="bold" officeooo:rsid="001f5cb0" officeooo:paragraph-rsid="001f5cb0" style:font-weight-asian="bold" style:font-weight-complex="bold"/>
    </style:style>
    <style:style style:name="P34" style:family="paragraph" style:parent-style-name="Text_20_body">
      <style:paragraph-properties fo:break-before="page"/>
      <style:text-properties fo:font-weight="bold" officeooo:rsid="0024d2ae" officeooo:paragraph-rsid="0024d2ae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style="italic" officeooo:rsid="000ea880" officeooo:paragraph-rsid="000ea880" style:font-style-asian="italic" style:font-style-complex="italic"/>
    </style:style>
    <style:style style:name="P36" style:family="paragraph" style:parent-style-name="Text_20_body">
      <style:paragraph-properties fo:text-align="start" style:justify-single-word="false"/>
      <style:text-properties fo:font-style="italic" officeooo:rsid="0034d8f0" officeooo:paragraph-rsid="0034d8f0" style:font-style-asian="italic" style:font-style-complex="italic"/>
    </style:style>
    <style:style style:name="P37" style:family="paragraph" style:parent-style-name="Text_20_body">
      <style:paragraph-properties fo:text-align="justify" style:justify-single-word="false"/>
      <style:text-properties fo:font-weight="normal" officeooo:rsid="000f76a2" officeooo:paragraph-rsid="000f76a2" style:font-weight-asian="normal" style:font-weight-complex="normal"/>
    </style:style>
    <style:style style:name="P38" style:family="paragraph" style:parent-style-name="Text_20_body">
      <style:text-properties fo:font-weight="normal" officeooo:rsid="001f5cb0" officeooo:paragraph-rsid="001f5cb0" style:font-weight-asian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weight="normal" officeooo:rsid="001f5cb0" officeooo:paragraph-rsid="001f5cb0" style:font-weight-asian="normal" style:font-weight-complex="normal"/>
    </style:style>
    <style:style style:name="P40" style:family="paragraph" style:parent-style-name="Text_20_body">
      <style:text-properties fo:font-weight="normal" officeooo:rsid="0024d2ae" officeooo:paragraph-rsid="0024d2ae" style:font-weight-asian="normal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fo:font-weight="normal" officeooo:rsid="0024d2ae" officeooo:paragraph-rsid="0024d2ae" style:font-weight-asian="normal" style:font-weight-complex="normal"/>
    </style:style>
    <style:style style:name="P42" style:family="paragraph" style:parent-style-name="Text_20_body">
      <style:text-properties officeooo:paragraph-rsid="001a03fc"/>
    </style:style>
    <style:style style:name="P43" style:family="paragraph" style:parent-style-name="Text_20_body">
      <style:text-properties officeooo:rsid="001f5cb0" officeooo:paragraph-rsid="001f5cb0"/>
    </style:style>
    <style:style style:name="P44" style:family="paragraph" style:parent-style-name="Text_20_body">
      <style:text-properties officeooo:paragraph-rsid="001f5cb0"/>
    </style:style>
    <style:style style:name="P45" style:family="paragraph" style:parent-style-name="Text_20_body">
      <style:paragraph-properties fo:text-align="justify" style:justify-single-word="false"/>
      <style:text-properties officeooo:rsid="00166816" officeooo:paragraph-rsid="0016a53a"/>
    </style:style>
    <style:style style:name="P46" style:family="paragraph" style:parent-style-name="Text_20_body">
      <style:paragraph-properties fo:text-align="center" style:justify-single-word="false"/>
      <style:text-properties officeooo:rsid="0034d8f0" officeooo:paragraph-rsid="0034d8f0"/>
    </style:style>
    <style:style style:name="P47" style:family="paragraph" style:parent-style-name="Text_20_body">
      <style:paragraph-properties fo:text-align="start" style:justify-single-word="false"/>
      <style:text-properties officeooo:rsid="0034d8f0" officeooo:paragraph-rsid="0034d8f0"/>
    </style:style>
    <style:style style:name="P48" style:family="paragraph" style:parent-style-name="Heading_20_3">
      <style:text-properties fo:font-size="15pt" officeooo:rsid="0007e178" officeooo:paragraph-rsid="0007e178" style:font-size-asian="15pt" style:font-size-complex="15pt"/>
    </style:style>
    <style:style style:name="P49" style:family="paragraph" style:parent-style-name="Heading_20_3">
      <style:paragraph-properties fo:break-before="page"/>
      <style:text-properties fo:font-size="15pt" officeooo:paragraph-rsid="0007f18b" style:font-size-asian="15pt" style:font-size-complex="15pt"/>
    </style:style>
    <style:style style:name="P50" style:family="paragraph" style:parent-style-name="Heading_20_4">
      <style:text-properties fo:font-style="normal" style:font-style-asian="normal" style:font-style-complex="normal"/>
    </style:style>
    <style:style style:name="P51" style:family="paragraph" style:parent-style-name="Heading_20_4">
      <style:text-properties fo:font-style="normal" officeooo:paragraph-rsid="0007f18b" style:font-style-asian="normal" style:font-style-complex="normal"/>
    </style:style>
    <style:style style:name="P52" style:family="paragraph" style:parent-style-name="Heading_20_4">
      <style:paragraph-properties fo:text-align="justify" style:justify-single-word="false"/>
      <style:text-properties fo:font-style="normal" officeooo:paragraph-rsid="0007f18b" style:font-style-asian="normal" style:font-style-complex="normal"/>
    </style:style>
    <style:style style:name="P53" style:family="paragraph" style:parent-style-name="Heading_20_4" style:list-style-name="">
      <style:paragraph-properties fo:text-align="justify" style:justify-single-word="false"/>
      <style:text-properties fo:font-style="normal" officeooo:paragraph-rsid="0007f18b" style:font-style-asian="normal" style:font-style-complex="normal"/>
    </style:style>
    <style:style style:name="P54" style:family="paragraph" style:parent-style-name="Heading_20_4">
      <style:paragraph-properties fo:text-align="justify" style:justify-single-word="false" fo:break-before="page"/>
      <style:text-properties officeooo:paragraph-rsid="0007f18b"/>
    </style:style>
    <style:style style:name="P55" style:family="paragraph" style:parent-style-name="Standard" style:list-style-name="L1">
      <style:text-properties officeooo:rsid="0007e178" officeooo:paragraph-rsid="0007e178"/>
    </style:style>
    <style:style style:name="P56" style:family="paragraph" style:parent-style-name="Standard" style:list-style-name="L10">
      <style:text-properties officeooo:rsid="0007f18b" officeooo:paragraph-rsid="0007f18b"/>
    </style:style>
    <style:style style:name="P57" style:family="paragraph" style:parent-style-name="Text_20_body" style:list-style-name="L2">
      <style:paragraph-properties fo:text-align="justify" style:justify-single-word="false"/>
      <style:text-properties fo:font-style="normal" officeooo:rsid="000a2a1d" officeooo:paragraph-rsid="000a2a1d" style:font-style-asian="normal" style:font-style-complex="normal"/>
    </style:style>
    <style:style style:name="P58" style:family="paragraph" style:parent-style-name="Text_20_body" style:list-style-name="L2">
      <style:paragraph-properties fo:text-align="justify" style:justify-single-word="false"/>
      <style:text-properties fo:font-style="normal" officeooo:rsid="001a03fc" officeooo:paragraph-rsid="001a03fc" style:font-style-asian="normal" style:font-style-complex="normal"/>
    </style:style>
    <style:style style:name="P59" style:family="paragraph" style:parent-style-name="Text_20_body" style:list-style-name="">
      <style:paragraph-properties fo:text-align="justify" style:justify-single-word="false"/>
      <style:text-properties fo:font-style="normal" officeooo:paragraph-rsid="0007f18b" style:font-style-asian="normal" style:font-style-complex="normal"/>
    </style:style>
    <style:style style:name="P60" style:family="paragraph" style:parent-style-name="Text_20_body" style:list-style-name="">
      <style:paragraph-properties fo:text-align="justify" style:justify-single-word="false"/>
      <style:text-properties fo:font-style="normal" officeooo:rsid="0028c5e2" officeooo:paragraph-rsid="0028c5e2" style:font-style-asian="normal" style:font-style-complex="normal"/>
    </style:style>
    <style:style style:name="P61" style:family="paragraph" style:parent-style-name="Text_20_body" style:list-style-name="">
      <style:paragraph-properties fo:text-align="justify" style:justify-single-word="false"/>
      <style:text-properties fo:font-style="normal" officeooo:rsid="002c410b" officeooo:paragraph-rsid="002c410b" style:font-style-asian="normal" style:font-style-complex="normal"/>
    </style:style>
    <style:style style:name="P62" style:family="paragraph" style:parent-style-name="Text_20_body" style:list-style-name="">
      <style:paragraph-properties fo:text-align="justify" style:justify-single-word="false"/>
      <style:text-properties fo:font-style="normal" fo:font-weight="bold" officeooo:rsid="0028c5e2" officeooo:paragraph-rsid="0028c5e2" style:font-style-asian="normal" style:font-weight-asian="bold" style:font-style-complex="normal" style:font-weight-complex="bold"/>
    </style:style>
    <style:style style:name="P63" style:family="paragraph" style:parent-style-name="Text_20_body" style:list-style-name="">
      <style:paragraph-properties fo:text-align="justify" style:justify-single-word="false"/>
      <style:text-properties fo:font-style="normal" fo:font-weight="bold" officeooo:rsid="002ac20e" officeooo:paragraph-rsid="002ac20e" style:font-style-asian="normal" style:font-weight-asian="bold" style:font-style-complex="normal" style:font-weight-complex="bold"/>
    </style:style>
    <style:style style:name="P64" style:family="paragraph" style:parent-style-name="Text_20_body" style:list-style-name="">
      <style:paragraph-properties fo:text-align="justify" style:justify-single-word="false"/>
      <style:text-properties fo:font-style="normal" fo:font-weight="bold" officeooo:rsid="002dfc40" officeooo:paragraph-rsid="002dfc40" style:font-style-asian="normal" style:font-weight-asian="bold" style:font-style-complex="normal" style:font-weight-complex="bold"/>
    </style:style>
    <style:style style:name="P65" style:family="paragraph" style:parent-style-name="Text_20_body" style:list-style-name="">
      <style:paragraph-properties fo:text-align="justify" style:justify-single-word="false"/>
      <style:text-properties fo:font-style="normal" fo:font-weight="normal" officeooo:rsid="002dfc40" officeooo:paragraph-rsid="002dfc40" style:font-style-asian="normal" style:font-weight-asian="normal" style:font-style-complex="normal" style:font-weight-complex="normal"/>
    </style:style>
    <style:style style:name="P66" style:family="paragraph" style:parent-style-name="Text_20_body" style:list-style-name="L3">
      <style:paragraph-properties fo:text-align="start" style:justify-single-word="false"/>
    </style:style>
    <style:style style:name="P67" style:family="paragraph" style:parent-style-name="Text_20_body" style:list-style-name="L3">
      <style:paragraph-properties fo:margin-top="0in" fo:margin-bottom="0in" style:contextual-spacing="false" fo:text-align="start" style:justify-single-word="false"/>
    </style:style>
    <style:style style:name="P68" style:family="paragraph" style:parent-style-name="Text_20_body" style:list-style-name="L4"/>
    <style:style style:name="P69" style:family="paragraph" style:parent-style-name="Text_20_body" style:list-style-name="L4">
      <style:paragraph-properties fo:margin-top="0in" fo:margin-bottom="0in" style:contextual-spacing="false"/>
    </style:style>
    <style:style style:name="P70" style:family="paragraph" style:parent-style-name="Text_20_body" style:list-style-name="L5"/>
    <style:style style:name="P71" style:family="paragraph" style:parent-style-name="Text_20_body" style:list-style-name="L6"/>
    <style:style style:name="P72" style:family="paragraph" style:parent-style-name="Text_20_body" style:list-style-name="L6">
      <style:paragraph-properties fo:margin-top="0in" fo:margin-bottom="0in" style:contextual-spacing="false"/>
    </style:style>
    <style:style style:name="P73" style:family="paragraph" style:parent-style-name="Text_20_body" style:list-style-name="L7"/>
    <style:style style:name="P74" style:family="paragraph" style:parent-style-name="Text_20_body" style:list-style-name="L7">
      <style:paragraph-properties fo:margin-top="0in" fo:margin-bottom="0in" style:contextual-spacing="false"/>
    </style:style>
    <style:style style:name="P75" style:family="paragraph" style:parent-style-name="Text_20_body" style:list-style-name="L8"/>
    <style:style style:name="P76" style:family="paragraph" style:parent-style-name="Text_20_body" style:list-style-name="L8">
      <style:paragraph-properties fo:margin-top="0in" fo:margin-bottom="0in" style:contextual-spacing="false"/>
    </style:style>
    <style:style style:name="P77" style:family="paragraph" style:parent-style-name="Text_20_body" style:list-style-name="L9"/>
    <style:style style:name="P78" style:family="paragraph" style:parent-style-name="Text_20_body" style:list-style-name="L9">
      <style:paragraph-properties fo:margin-top="0in" fo:margin-bottom="0in" style:contextual-spacing="false"/>
    </style:style>
    <style:style style:name="P79" style:family="paragraph" style:parent-style-name="Text_20_body" style:list-style-name="L11">
      <style:text-properties fo:font-weight="normal" officeooo:rsid="0024d2ae" officeooo:paragraph-rsid="0024d2ae" style:font-weight-asian="normal" style:font-weight-complex="normal"/>
    </style:style>
    <style:style style:name="P80" style:family="paragraph" style:parent-style-name="Text_20_body" style:list-style-name="L11">
      <style:text-properties fo:font-weight="normal" officeooo:rsid="002dfc40" officeooo:paragraph-rsid="002dfc40" style:font-weight-asian="normal" style:font-weight-complex="normal"/>
    </style:style>
    <style:style style:name="P81" style:family="paragraph" style:parent-style-name="Text_20_body" style:list-style-name="">
      <style:paragraph-properties fo:text-align="justify" style:justify-single-word="false"/>
      <style:text-properties fo:font-weight="bold" officeooo:rsid="0028c5e2" officeooo:paragraph-rsid="0028c5e2" style:font-weight-asian="bold" style:font-weight-complex="bold"/>
    </style:style>
    <style:style style:name="T1" style:family="text">
      <style:text-properties officeooo:rsid="0007f18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7e178" style:font-style-asian="normal" style:font-style-complex="normal"/>
    </style:style>
    <style:style style:name="T4" style:family="text">
      <style:text-properties fo:font-style="normal" officeooo:rsid="0007f18b" style:font-style-asian="normal" style:font-style-complex="normal"/>
    </style:style>
    <style:style style:name="T5" style:family="text">
      <style:text-properties fo:font-style="normal" officeooo:rsid="000a2a1d" style:font-style-asian="normal" style:font-style-complex="normal"/>
    </style:style>
    <style:style style:name="T6" style:family="text">
      <style:text-properties fo:font-style="normal" officeooo:rsid="000ea880" style:font-style-asian="normal" style:font-style-complex="normal"/>
    </style:style>
    <style:style style:name="T7" style:family="text">
      <style:text-properties fo:font-style="normal" officeooo:rsid="0010d207" style:font-style-asian="normal" style:font-style-complex="normal"/>
    </style:style>
    <style:style style:name="T8" style:family="text">
      <style:text-properties fo:font-style="normal" officeooo:rsid="0012115c" style:font-style-asian="normal" style:font-style-complex="normal"/>
    </style:style>
    <style:style style:name="T9" style:family="text">
      <style:text-properties fo:font-style="normal" officeooo:rsid="0015a1a7" style:font-style-asian="normal" style:font-style-complex="normal"/>
    </style:style>
    <style:style style:name="T10" style:family="text">
      <style:text-properties fo:font-style="normal" officeooo:rsid="00306bce" style:font-style-asian="normal" style:font-style-complex="normal"/>
    </style:style>
    <style:style style:name="T11" style:family="text">
      <style:text-properties fo:font-style="normal" officeooo:rsid="0030f15b" style:font-style-asian="normal" style:font-style-complex="normal"/>
    </style:style>
    <style:style style:name="T12" style:family="text">
      <style:text-properties fo:font-style="normal" officeooo:rsid="0031cd77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f5cb0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21688f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09306d"/>
    </style:style>
    <style:style style:name="T18" style:family="text">
      <style:text-properties fo:font-style="italic" style:text-underline-style="none" officeooo:rsid="000ea880" style:font-style-asian="italic" style:font-style-complex="italic"/>
    </style:style>
    <style:style style:name="T19" style:family="text">
      <style:text-properties officeooo:rsid="0013aca5"/>
    </style:style>
    <style:style style:name="T20" style:family="text">
      <style:text-properties officeooo:rsid="001520b5"/>
    </style:style>
    <style:style style:name="T21" style:family="text">
      <style:text-properties officeooo:rsid="0015a1a7"/>
    </style:style>
    <style:style style:name="T22" style:family="text">
      <style:text-properties officeooo:rsid="00166816"/>
    </style:style>
    <style:style style:name="T23" style:family="text">
      <style:text-properties officeooo:rsid="0016a53a"/>
    </style:style>
    <style:style style:name="T24" style:family="text">
      <style:text-properties officeooo:rsid="00172dfc"/>
    </style:style>
    <style:style style:name="T25" style:family="text">
      <style:text-properties fo:font-weight="bold" officeooo:rsid="0013aca5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1a783d"/>
    </style:style>
    <style:style style:name="T28" style:family="text">
      <style:text-properties officeooo:rsid="001bebb7"/>
    </style:style>
    <style:style style:name="T29" style:family="text">
      <style:text-properties officeooo:rsid="001becbd"/>
    </style:style>
    <style:style style:name="T30" style:family="text">
      <style:text-properties officeooo:rsid="001f5cb0"/>
    </style:style>
    <style:style style:name="T31" style:family="text">
      <style:text-properties officeooo:rsid="0021688f"/>
    </style:style>
    <style:style style:name="T32" style:family="text">
      <style:text-properties officeooo:rsid="0022bff1"/>
    </style:style>
    <style:style style:name="T33" style:family="text">
      <style:text-properties officeooo:rsid="00257430"/>
    </style:style>
    <style:style style:name="T34" style:family="text">
      <style:text-properties officeooo:rsid="00270652"/>
    </style:style>
    <style:style style:name="T35" style:family="text">
      <style:text-properties officeooo:rsid="0028a96a"/>
    </style:style>
    <style:style style:name="T36" style:family="text">
      <style:text-properties officeooo:rsid="0028c5e2"/>
    </style:style>
    <style:style style:name="T37" style:family="text">
      <style:text-properties officeooo:rsid="002ac20e"/>
    </style:style>
    <style:style style:name="T38" style:family="text">
      <style:text-properties officeooo:rsid="002f09f8"/>
    </style:style>
    <style:style style:name="T39" style:family="text">
      <style:text-properties officeooo:rsid="0031cd77"/>
    </style:style>
    <style:style style:name="T40" style:family="text">
      <style:text-properties officeooo:rsid="00324183"/>
    </style:style>
    <style:style style:name="T41" style:family="text">
      <style:text-properties officeooo:rsid="0037e34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Wprowadzenie do </text:p>
      <text:p text:style-name="P22">systemów komputerowych</text:p>
      <text:p text:style-name="P23">Sprawozdanie z projektu</text:p>
      <text:p text:style-name="P22">________________________</text:p>
      <text:p text:style-name="P21"/>
      <text:p text:style-name="P20"/>
      <text:h text:style-name="P48" text:outline-level="3">Zadanie 1 – symulacja planowania czasu procesora</text:h>
      <text:h text:style-name="P50" text:outline-level="4">Wybrane algorytmy:</text:h>
      <text:list text:style-name="L1">
        <text:list-item>
          <text:p text:style-name="P55">FCFS</text:p>
        </text:list-item>
        <text:list-item>
          <text:p text:style-name="P55">SJF (nie wywłaszczający)</text:p>
        </text:list-item>
        <text:list-item>
          <text:p text:style-name="P55">SJF (wywłaszczający)</text:p>
          <text:p text:style-name="P55"/>
        </text:list-item>
      </text:list>
      <text:h text:style-name="P50" text:outline-level="4">Kryterium Oceniania <text:span text:style-name="T1">algorytmów</text:span>:</text:h>
      <text:p text:style-name="P26">Jako kryterium oceniania i porównania algorytmów, został przyjęty średni czas oczekiwania <text:span text:style-name="T17">procesów</text:span> (average response time). Jest to kryterium które pozwala ocenić <text:span text:style-name="T17">ile czasu dla średniego procesu jest potrzebne na jego wykonanie.</text:span><text:span text:style-name="T22"> </text:span><text:span text:style-name="T23">Średni czas oczekiwania jest </text:span><text:span text:style-name="T30">liczony z czasu oczekiwania każdego procesu podzielonego przez liczbę procesów.</text:span></text:p>
      <text:p text:style-name="P45">Im niższy średni czas oczekiwania tym lepiej.</text:p>
      <text:h text:style-name="P50" text:outline-level="4"><text:span text:style-name="T1">Przedstawienie danych</text:span>:</text:h>
      <text:p text:style-name="P27"><text:span text:style-name="T2">Dane wejściowe składały się z list z różną ilością procesów. Procesy te miały różną złożoność (czas trwania) oraz różny czas przybycia w trakcie symulacji. </text:span><text:span text:style-name="T5">Dane wejściowe zostały podzielone na różnye typy, gdzie każdy typ charakteryzuje się jakąś konkretną cechą, którą dany zestaw danych odróżnia się od innych. Dane zostały wygenrowane za pomocą skrypu w pythonie dołaczonego do zadania, </text:span><text:span text:style-name="T6">a ich suche formy znajdują się w katalogu </text:span><text:span text:style-name="T18">zad1/datafiles/</text:span></text:p>
      <text:p text:style-name="P13">Podział danych na kategorie:</text:p>
      <text:list text:style-name="L2">
        <text:list-item>
          <text:p text:style-name="P57">Po liczbie procesów (mało, dużo)</text:p>
        </text:list-item>
        <text:list-item>
          <text:p text:style-name="P57">Po czasie wykonania procesów (długie, krótkie)</text:p>
        </text:list-item>
        <text:list-item>
          <text:p text:style-name="P57">Po momentach przybycia procesów (małe odstępy, duże odstępy)</text:p>
        </text:list-item>
        <text:list-item>
          <text:p text:style-name="P58">Dane bez kategorii</text:p>
        </text:list-item>
      </text:list>
      <text:p text:style-name="P28"/>
      <text:p text:style-name="P29"><text:span text:style-name="T2"/></text:p>
      <text:p text:style-name="P14">Dane po liczbie procesów:</text:p>
      <text:p text:style-name="P37"><text:span text:style-name="T2">Dane zostały przygotowane w taki sposób, że wszystkie procesy trwają pomiędzy </text:span><text:span text:style-name="T8">5</text:span><text:span text:style-name="T2"> a </text:span><text:span text:style-name="T8">10</text:span><text:span text:style-name="T2">, oraz przychodzą w odstępach czasu pomiędzy </text:span><text:span text:style-name="T8">7</text:span><text:span text:style-name="T2">, a </text:span><text:span text:style-name="T8">13</text:span><text:span text:style-name="T2">. Sprawia to, że procesy mało na siebie nachodzą co pozwaa zbadać różnicę w obsłudze dużej i małej ilości procesów. </text:span><text:span text:style-name="T7">(suche pliki z danymi są nazwane w sposób lp_</text:span><text:span text:style-name="T9">*</text:span><text:span text:style-name="T7">, gdzie </text:span><text:span text:style-name="T9">*</text:span><text:span text:style-name="T7"> to ilość procesów)</text:span></text:p>
      <text:p text:style-name="P35"/>
      <text:p text:style-name="P35"><draw:frame draw:style-name="fr1" draw:name="Object1" text:anchor-type="char" svg:x="-0.7508in" svg:y="0.1063in" svg:width="2.6756in" svg:height="2.2256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3" text:anchor-type="char" svg:x="4.6366in" svg:y="0.1244in" svg:width="2.8429in" svg:height="2.361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5"><draw:frame draw:style-name="fr1" draw:name="Object2" text:anchor-type="char" svg:x="2.0161in" svg:y="-0.0984in" svg:width="2.6217in" svg:height="2.1807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50" text:outline-level="4"/>
      <text:p text:style-name="P3"/>
      <text:h text:style-name="P50" text:outline-level="4"/>
      <text:p text:style-name="P3"/>
      <text:p text:style-name="P3"/>
      <text:p text:style-name="P42"><text:span text:style-name="T25"/></text:p>
      <text:p text:style-name="P42"><text:span text:style-name="T25"/></text:p>
      <text:p text:style-name="P31">Dane po czasie trwania procesów: </text:p>
      <text:p text:style-name="P2"><text:span text:style-name="T19">Zostało wygenerowane 100 procesów, które przychodzą w czasie losowym pomiędzy 7 a 13. </text:span><text:span text:style-name="T20">Dane są podzielone na 3 różne podkategorie gdzie zawierają losowe czasytrwania procesów od 5 do 9 </text:span><text:span text:style-name="T23">(low)</text:span><text:span text:style-name="T20">, od 15 do 25 </text:span><text:span text:style-name="T23">(high)</text:span><text:span text:style-name="T20">, oraz od 3 do 20 </text:span><text:span text:style-name="T23">(</text:span><text:span text:style-name="T24">med</text:span><text:span text:style-name="T23">)</text:span><text:span text:style-name="T20">. Taki zestaw pozwala na zaobserwowanie jak na poszczególne algorytmy wpływa czas trwania procesów. (dane są zapisane w plikach pl_</text:span><text:span text:style-name="T21">*</text:span><text:span text:style-name="T20">)</text:span></text:p>
      <text:p text:style-name="P1"/>
      <text:p text:style-name="P1"><draw:frame draw:style-name="fr1" draw:name="Object4" text:anchor-type="char" svg:x="-0.7665in" svg:y="0.2335in" svg:width="2.8402in" svg:height="2.360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6" text:anchor-type="char" svg:x="1.8835in" svg:y="-0.0571in" svg:width="2.8402in" svg:height="2.3602in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5" text:anchor-type="char" svg:x="4.6402in" svg:y="-0.0429in" svg:width="2.8402in" svg:height="2.360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2">Dane po <text:span text:style-name="T24">momencie przybycia procesów</text:span>:</text:p>
      <text:p text:style-name="P6">Zostały wygenerowane <text:span text:style-name="T28">dwa</text:span> zestawy dannych po 100 procesów. Każdy proces w każdym z zestawów danych miał czas wykonania pomiędzy 7 a 17. Pierwszy zestaw danych zawiera czasy przybycia od <text:span text:style-name="T27">7 do 10 </text:span><text:span text:style-name="T28">(</text:span><text:span text:style-name="T30">plik “</text:span><text:span text:style-name="T28">fast”)</text:span><text:span text:style-name="T27">, drugi zestaw zawiera czasy przybycia od 15 do 25</text:span><text:span text:style-name="T28">(</text:span><text:span text:style-name="T30">plik “</text:span><text:span text:style-name="T28">slow”)</text:span><text:span text:style-name="T27"> </text:span>(dane zapisane w plikach at_*)</text:p>
      <text:p text:style-name="P5"><draw:frame draw:style-name="fr1" draw:name="Object8" text:anchor-type="char" svg:x="3.422in" svg:y="0.1736in" svg:width="2.8402in" svg:height="2.3602in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1" draw:name="Object7" text:anchor-type="char" svg:x="-0.1201in" svg:y="0.1091in" svg:width="2.8402in" svg:height="2.3602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5"/>
      <text:p text:style-name="P5"/>
      <text:p text:style-name="P3"/>
      <text:h text:style-name="P50" text:outline-level="4"/>
      <text:p text:style-name="P3"/>
      <text:p text:style-name="P3"/>
      <text:p text:style-name="P12">Dane <text:span text:style-name="T28">kategorii</text:span> inne:</text:p>
      <text:p text:style-name="P4"><text:span text:style-name="T28">zestaw</text:span><text:span text:style-name="T29">y</text:span><text:span text:style-name="T28"> danych “</text:span>random<text:span text:style-name="T28">_1” i “random_2” został przygotowany w taki sposób, że zostało wygenerowanych dużo procesów (200), z parametrami o dużym rozstrzale losowości, a mianowicie czas przybycia od w różnicach od 1 do 30, czas trwania procesu od </text:span><text:span text:style-name="T29">10</text:span><text:span text:style-name="T28"> do </text:span><text:span text:style-name="T29">3</text:span><text:span text:style-name="T28">5.</text:span></text:p>
      <text:p text:style-name="P4"><draw:frame draw:style-name="fr1" draw:name="Object9" text:anchor-type="char" svg:x="0.1181in" svg:y="0.1016in" svg:width="2.8402in" svg:height="2.3602in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ct10" text:anchor-type="char" svg:x="3.5256in" svg:y="0.1591in" svg:width="2.8402in" svg:height="2.3602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>Zestaw danych (burst) zawiera 21 procesów, o czasie trwania od 5 do 15, które znajdują się w 3 bliskich sobie grupach czasowych oddzielonych od siebie interwałami około 30 jednostek czasu.</text:p>
      <text:p text:style-name="P4"><draw:frame draw:style-name="fr1" draw:name="Object11" text:anchor-type="char" svg:x="1.6957in" svg:y="0.011in" svg:width="2.8402in" svg:height="2.3602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4"/>
      <text:p text:style-name="P4"/>
      <text:p text:style-name="P4"/>
      <text:p text:style-name="P4"/>
      <text:p text:style-name="P3"/>
      <text:p text:style-name="P3"><text:soft-page-break/></text:p>
      <text:h text:style-name="P50" text:outline-level="4"><text:span text:style-name="T30">Wnioski</text:span>:</text:h>
      <text:p text:style-name="P1">Analiza danych wejściowych dla różnych scenariuszy (mała/duża liczba procesów, różne czasy trwania procesów, różne momenty przybycia) pokazuje różnice w efektywności algorytmów:</text:p>
      <text:list text:style-name="L3">
        <text:list-item>
          <text:p text:style-name="P66"><text:span text:style-name="Strong_20_Emphasis">Liczba procesów:</text:span></text:p>
          <text:list>
            <text:list-item>
              <text:p text:style-name="P67">Przy małej liczbie procesów, różnice w średnim czasie oczekiwania są mniej zauważalne, ale FCFS zwykle wypada najgorzej.</text:p>
            </text:list-item>
            <text:list-item>
              <text:p text:style-name="P67">Przy dużej liczbie procesów, SJF (wywłaszczający) znacznie przewyższa inne algorytmy, szczególnie FCFS.</text:p>
            </text:list-item>
          </text:list>
        </text:list-item>
        <text:list-item>
          <text:p text:style-name="P66"><text:span text:style-name="Strong_20_Emphasis">Czas trwania procesów:</text:span></text:p>
          <text:list>
            <text:list-item>
              <text:p text:style-name="P67">Dla krótkich procesów, SJF (niewywłaszczający) i SJF (wywłaszczający) radzą sobie znacznie lepiej niż FCFS.</text:p>
            </text:list-item>
            <text:list-item>
              <text:p text:style-name="P67">Dla długich procesów, FCFS powoduje bardzo wysokie czasy oczekiwania w porównaniu do SJF.</text:p>
            </text:list-item>
          </text:list>
        </text:list-item>
        <text:list-item>
          <text:p text:style-name="P66"><text:span text:style-name="Strong_20_Emphasis">Momenty przybycia procesów:</text:span></text:p>
          <text:list>
            <text:list-item>
              <text:p text:style-name="P67">Przy małych odstępach czasowych, SJF (wywłaszczający) minimalizuje średni czas oczekiwania bardziej efektywnie niż inne algorytmy.</text:p>
            </text:list-item>
            <text:list-item>
              <text:p text:style-name="P66">Przy dużych odstępach, różnice między SJF (niewywłaszczający<text:span text:style-name="T31">m</text:span>) a wywłaszczający<text:span text:style-name="T31">m</text:span> są mniej wyraźne, ale nadal obecne.</text:p>
            </text:list-item>
          </text:list>
        </text:list-item>
      </text:list>
      <text:p text:style-name="P44"><text:span text:style-name="T14">FCFS - </text:span><text:span text:style-name="T15">(First-Come, First-Served)</text:span></text:p>
      <text:p text:style-name="P33"><text:span text:style-name="Strong_20_Emphasis"><text:span text:style-name="T16">Zalety:</text:span></text:span></text:p>
      <text:list text:style-name="L4">
        <text:list-item>
          <text:p text:style-name="P69">Prosty do implementacji.</text:p>
        </text:list-item>
        <text:list-item>
          <text:p text:style-name="P68">Przewidywalne działanie, łatwe do zrozumienia.</text:p>
        </text:list-item>
      </text:list>
      <text:p text:style-name="Text_20_body"><text:span text:style-name="Strong_20_Emphasis"><text:span text:style-name="T26">Wady:</text:span></text:span></text:p>
      <text:list text:style-name="L5">
        <text:list-item>
          <text:p text:style-name="P70">Może prowadzić do problemu konwoju (convoy effect), gdzie długi proces blokuje krótsze procesy, co znacząco zwiększa średni czas oczekiwania.</text:p>
        </text:list-item>
      </text:list>
      <text:p text:style-name="P44"><text:span text:style-name="T14">SJF_NW - </text:span><text:span text:style-name="T15">(</text:span><text:span text:style-name="T13">Shortest Job First niewywłaszczający</text:span><text:span text:style-name="T15">)</text:span></text:p>
      <text:p text:style-name="P43"><text:span text:style-name="Strong_20_Emphasis"><text:span text:style-name="T16">Zalety:</text:span></text:span></text:p>
      <text:list text:style-name="L6">
        <text:list-item>
          <text:p text:style-name="P72">Z reguły minimalizuje średni czas oczekiwania, ponieważ krótsze procesy są obsługiwane szybciej.</text:p>
        </text:list-item>
        <text:list-item>
          <text:p text:style-name="P71">Dobry w środowiskach, gdzie czasy wykonania procesów są znane z góry.</text:p>
        </text:list-item>
      </text:list>
      <text:p text:style-name="Text_20_body"><text:span text:style-name="Strong_20_Emphasis"><text:span text:style-name="T26">Wady:</text:span></text:span></text:p>
      <text:list text:style-name="L7">
        <text:list-item>
          <text:p text:style-name="P74">Trudny do wdrożenia w rzeczywistych systemach, ponieważ wymaga znajomości czasu wykonania każdego procesu z góry.</text:p>
        </text:list-item>
        <text:list-item>
          <text:p text:style-name="P73">Może prowadzić do problemu głodzenia (starvation) długich procesów, które mogą być nieustannie odkładane na później.</text:p>
        </text:list-item>
      </text:list>
      <text:p text:style-name="P43"><text:span text:style-name="T2"/></text:p>
      <text:p text:style-name="P44"><text:soft-page-break/><text:span text:style-name="T14">SJF_W - </text:span><text:span text:style-name="T13">(Shortest Job First wywłaszczający</text:span><text:span text:style-name="T15">)</text:span></text:p>
      <text:p text:style-name="P43"><text:span text:style-name="Strong_20_Emphasis"><text:span text:style-name="T16">Zalety:</text:span></text:span></text:p>
      <text:list text:style-name="L8">
        <text:list-item>
          <text:p text:style-name="P76">Dodatkowo zmniejsza średni czas oczekiwania w porównaniu do wersji niewywłaszczającej.</text:p>
        </text:list-item>
        <text:list-item>
          <text:p text:style-name="P75">Elastyczniejszy w obsłudze dynamicznych zmian w kolejce procesów.</text:p>
        </text:list-item>
      </text:list>
      <text:p text:style-name="Text_20_body"><text:span text:style-name="Strong_20_Emphasis"><text:span text:style-name="T26">Wady:</text:span></text:span></text:p>
      <text:list text:style-name="L9">
        <text:list-item>
          <text:p text:style-name="P78">Wymaga mechanizmów do wywłaszczania i przełączania kontekstu, co zwiększa złożoność implementacji.</text:p>
        </text:list-item>
        <text:list-item>
          <text:p text:style-name="P77">Może prowadzić do nadmiernego przełączania kontekstu, co negatywnie wpływa na ogólną wydajność systemu.</text:p>
        </text:list-item>
      </text:list>
      <text:p text:style-name="P15">Podsumowanie</text:p>
      <text:p text:style-name="P39"><text:span text:style-name="T2">Spośród trzech analizowanych algorytmów, </text:span><text:span text:style-name="Strong_20_Emphasis"><text:span text:style-name="T2">SJF (wywłaszczający)</text:span></text:span><text:span text:style-name="T2"> wykazuje się najlepszymi wynikami pod względem minimalizacji średniego czasu oczekiwania procesów, szczególnie w środowiskach o dużej liczbie procesów i zróżnicowanych czasach przybycia. </text:span><text:span text:style-name="Strong_20_Emphasis"><text:span text:style-name="T2">FCFS</text:span></text:span><text:span text:style-name="T2">, mimo swojej prostoty, okazuje się najmniej efektywny, szczególnie w scenariuszach z dużą liczbą procesów. </text:span><text:span text:style-name="Strong_20_Emphasis"><text:span text:style-name="T2">SJF (niewywłaszczający)</text:span></text:span><text:span text:style-name="T2">, choć lepszy od FCFS, nie dorównuje wersji wywłaszczającej pod względem elastyczności i efektywności.</text:span></text:p>
      <text:p text:style-name="P18">Najlepszy wybór to więc <text:span text:style-name="Strong_20_Emphasis">SJF (wywłaszczający)</text:span>, który zapewnia najkrótszy średni czas oczekiwania, szczególnie w dynamicznych i zróżnicowanych środowiskach.</text:p>
      <text:p text:style-name="P38"><text:span text:style-name="T2"/></text:p>
      <text:p text:style-name="P24"><text:span text:style-name="T2"/></text:p>
      <text:h text:style-name="P49" text:outline-level="3"><text:span text:style-name="T3">Zadanie </text:span><text:span text:style-name="T2">2</text:span><text:span text:style-name="T3"> - </text:span><text:span text:style-name="T4">s</text:span><text:span text:style-name="T3">ymulacja algorytmów zastępowania stron</text:span></text:h>
      <text:h text:style-name="P51" text:outline-level="4">Wybrane algorytmy:</text:h>
      <text:list text:style-name="L10">
        <text:list-item>
          <text:p text:style-name="P56">LFU – <text:span text:style-name="T39">least frequently used</text:span></text:p>
        </text:list-item>
        <text:list-item>
          <text:p text:style-name="P56">LRU – <text:span text:style-name="T39">least recently used</text:span></text:p>
        </text:list-item>
      </text:list>
      <text:p text:style-name="P19"/>
      <text:h text:style-name="P51" text:outline-level="4">Kryterium Oceniania:</text:h>
      <text:p text:style-name="P25">Kryterium oceny algorytmu jest częstotliwość występowania błędu stronicowania <text:span text:style-name="T32">(page fault)</text:span> co wpływa negatywnie na szybkość działania systemu. <text:span text:style-name="T32">(im mniejsza ilość błędów stronnicowania tym lepiej)</text:span></text:p>
      <text:h text:style-name="P52" text:outline-level="4"><text:span text:style-name="T1">Przedstawienie danych</text:span>:</text:h>
      <text:p text:style-name="P8">Algorytmy były testowane za pomocą różnych ciągów dostępu do stron. Ciągi te składały się z różnego rodzaju kolejności i wzorów liczb które miały za zadanie zasymulować różne wzorce dostępów do pamięci. Ponadto były także specyfikowane różne wielkości ramek.</text:p>
      <text:p text:style-name="P16">Dane testowe można podzielić na różne kategorie:</text:p>
      <text:list text:style-name="L11">
        <text:list-item>
          <text:p text:style-name="P79">Testy z losową kolejnością stron</text:p>
        </text:list-item>
        <text:list-item>
          <text:p text:style-name="P79">Test z cykliczną kolejnością stron</text:p>
        </text:list-item>
        <text:list-item>
          <text:p text:style-name="P79">Test z lokalnością odniesień</text:p>
        </text:list-item>
        <text:list-item>
          <text:p text:style-name="P80">Test z dużą ilością stron i małą wielkością ramki</text:p>
        </text:list-item>
      </text:list>
      <text:p text:style-name="P40"/>
      <text:p text:style-name="P34">Dane z losową kolejnością stron:</text:p>
      <text:p text:style-name="P41">Zostały wygenerowane <text:span text:style-name="T34">2 </text:span>zestawy danych. W teście pierwszym zostało wygenerowanych 20 stron, z maksymalną ilością różnych stron 8. <text:span text:style-name="T34">W teście drugim były zostały wygenerowane 40 stron z maksymalną ilością różnych stron 9. </text:span>Testy zostały przeprowadzone dla rozmiaru ramki 3 oraz 5. <text:span text:style-name="T35">W testach zostało zapewnione, że żadna strona nie wystąpi dwa razy po sobie.</text:span> (nazwy plików to: rand_<text:span text:style-name="T35">x</text:span>, <text:s/><text:span text:style-name="T33">gdzie x to numer testu</text:span>) <text:span text:style-name="T36">(nazwy wykresów to rand_x_y gdzie x to nr. testu a y wielkość </text:span><draw:frame draw:style-name="fr1" draw:name="Object12" text:anchor-type="char" svg:x="-0.2752in" svg:y="1.2799in" svg:width="2.9898in" svg:height="2.6311in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36">ramki)</text:span></text:p>
      <text:p text:style-name="P41"><draw:frame draw:style-name="fr1" draw:name="Object13" text:anchor-type="char" svg:x="3.9937in" svg:y="-0.1075in" svg:width="2.8665in" svg:height="2.3665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Object15" text:anchor-type="char" svg:x="3.848in" svg:y="-0.0028in" svg:width="3.2571in" svg:height="2.4516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41"><draw:frame draw:style-name="fr1" draw:name="Object14" text:anchor-type="char" svg:x="-0.4055in" svg:y="-0.0618in" svg:width="3.2256in" svg:height="2.2055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41"/>
      <text:p text:style-name="P41"/>
      <text:p text:style-name="P41"/>
      <text:h text:style-name="P53" text:outline-level="4"/>
      <text:h text:style-name="P59" text:outline-level="4"/>
      <text:h text:style-name="P81" text:outline-level="4"><text:span text:style-name="T2"/></text:h>
      <text:h text:style-name="P62" text:outline-level="4">Dane z cykliczną kolejnością stron:</text:h>
      <text:h text:style-name="P60" text:outline-level="4">Został wygenerowany test 30 stron, który składa się z sekwencji 5 ramek powtórzonej <text:span text:style-name="T37">6</text:span> razy. Test został przeprowadzony dla 3, 4 i 5 stron, żeby pokazać jak algorytmy radzą sobie z cyklicznością oraz jaki wpływ ma ilość ramek na wyniki testów, <text:span text:style-name="T37">gdy dane są cykliczne.</text:span> (nazwy pliku testowego to cy) (nazwy wykresów to cy_x, gdzie x to ilość stron.)</text:h>
      <text:h text:style-name="P60" text:outline-level="4"><draw:frame draw:style-name="fr1" draw:name="Object18" text:anchor-type="char" svg:x="4.6291in" svg:y="0.0689in" svg:width="2.8508in" svg:height="2.2508in" draw:z-index="16"><draw:object xlink:href="./Object 18" xlink:type="simple" xlink:show="embed" xlink:actuate="onLoad"/><draw:image xlink:href="./ObjectReplacements/Object 18" xlink:type="simple" xlink:show="embed" xlink:actuate="onLoad"/></draw:frame><draw:frame draw:style-name="fr1" draw:name="Object17" text:anchor-type="char" svg:x="2.0146in" svg:y="0.1264in" svg:width="2.5382in" svg:height="2.2508in" draw:z-index="15"><draw:object xlink:href="./Object 17" xlink:type="simple" xlink:show="embed" xlink:actuate="onLoad"/><draw:image xlink:href="./ObjectReplacements/Object 17" xlink:type="simple" xlink:show="embed" xlink:actuate="onLoad"/></draw:frame><draw:frame draw:style-name="fr1" draw:name="Object16" text:anchor-type="char" svg:x="-0.7874in" svg:y="0.1646in" svg:width="2.6425in" svg:height="2.2508in" draw:z-index="17"><draw:object xlink:href="./Object 16" xlink:type="simple" xlink:show="embed" xlink:actuate="onLoad"/><draw:image xlink:href="./ObjectReplacements/Object 16" xlink:type="simple" xlink:show="embed" xlink:actuate="onLoad"/></draw:frame></text:h>
      <text:h text:style-name="P60" text:outline-level="4"/>
      <text:h text:style-name="P60" text:outline-level="4"/>
      <text:h text:style-name="P60" text:outline-level="4"/>
      <text:h text:style-name="P60" text:outline-level="4"/>
      <text:h text:style-name="P60" text:outline-level="4"/>
      <text:h text:style-name="P60" text:outline-level="4"/>
      <text:h text:style-name="P63" text:outline-level="4"><text:soft-page-break/></text:h>
      <text:h text:style-name="P63" text:outline-level="4">Dane z lokalnością odniesień:</text:h>
      <text:h text:style-name="P61" text:outline-level="4">Dane składają się z 30 różnych stron (od 1 do 6), w której niektóre strony pojawiają się częściej niż inne. test został przeprowadzony dla ramki o wielkości 3 i 4. (nazwa pliku lo) (nazwa wykresu lo_x, gdzie x to wielkość ramki)</text:h>
      <text:h text:style-name="P61" text:outline-level="4"/>
      <text:h text:style-name="P61" text:outline-level="4"/>
      <text:h text:style-name="P61" text:outline-level="4"><draw:frame draw:style-name="fr1" draw:name="Object19" text:anchor-type="char" svg:x="-0.4193in" svg:y="-0.0602in" svg:width="3.2307in" svg:height="2.2508in" draw:z-index="18"><draw:object xlink:href="./Object 19" xlink:type="simple" xlink:show="embed" xlink:actuate="onLoad"/><draw:image xlink:href="./ObjectReplacements/Object 19" xlink:type="simple" xlink:show="embed" xlink:actuate="onLoad"/></draw:frame><draw:frame draw:style-name="fr1" draw:name="Object20" text:anchor-type="char" svg:x="3.361in" svg:y="-0.0272in" svg:width="3.2307in" svg:height="2.2508in" draw:z-index="19"><draw:object xlink:href="./Object 20" xlink:type="simple" xlink:show="embed" xlink:actuate="onLoad"/><draw:image xlink:href="./ObjectReplacements/Object 20" xlink:type="simple" xlink:show="embed" xlink:actuate="onLoad"/></draw:frame></text:h>
      <text:h text:style-name="P61" text:outline-level="4"/>
      <text:h text:style-name="P61" text:outline-level="4"/>
      <text:h text:style-name="P61" text:outline-level="4"/>
      <text:h text:style-name="P61" text:outline-level="4"/>
      <text:h text:style-name="P61" text:outline-level="4"/>
      <text:h text:style-name="P61" text:outline-level="4"/>
      <text:h text:style-name="P61" text:outline-level="4"/>
      <text:h text:style-name="P61" text:outline-level="4"/>
      <text:h text:style-name="P64" text:outline-level="4">Dane z dużą ilością stron i małą wielkością ramki:</text:h>
      <text:h text:style-name="P65" text:outline-level="4">Dane skłądają się z 40 stron, <text:span text:style-name="T38">gdzie różnorodność stron wynosi od 1 do 9, a wielkość ramki to tylko 3 (mniej niż połowa). W danych zostało zapewnione, że strona nie może występować dwa razy pod rząd. (nazwa danych i wykresu to: sr)</text:span></text:h>
      <text:h text:style-name="P65" text:outline-level="4"/>
      <text:h text:style-name="P61" text:outline-level="4"><draw:frame draw:style-name="fr1" draw:name="Object21" text:anchor-type="char" svg:x="1.0063in" svg:y="0.1575in" svg:width="4.4626in" svg:height="2.5102in" draw:z-index="20"><draw:object xlink:href="./Object 21" xlink:type="simple" xlink:show="embed" xlink:actuate="onLoad"/><draw:image xlink:href="./ObjectReplacements/Object 21" xlink:type="simple" xlink:show="embed" xlink:actuate="onLoad"/></draw:frame></text:h>
      <text:h text:style-name="P61" text:outline-level="4"/>
      <text:h text:style-name="P54" text:outline-level="4"><text:span text:style-name="T2">Podsumowanie </text:span><text:span text:style-name="T10">i Wnioski</text:span><text:span text:style-name="T2">:</text:span></text:h>
      <text:p text:style-name="P17"><text:span text:style-name="T2">W testach z losową kolejnością stron LFU przeważnie generuje mniej błędów stronicowania </text:span><text:span text:style-name="T11">w przypadku małej ilości stron </text:span><text:span text:style-name="T2">niż LRU, </text:span><text:span text:style-name="T11">jednak przy większej ilości stron LRU wychodzi znacząco na prowadzenie</text:span><text:span text:style-name="T2"> co sugeruje, że L</text:span><text:span text:style-name="T11">R</text:span><text:span text:style-name="T2">U lepiej radzi sobie w przypadkach losowego dostępu do pamięci. </text:span><text:span text:style-name="T11">W testach z cyklicznością stron, algorytmy radzą sobie w dokładnie ten sam sposób, jednak można zauważyć ciekawą zależność od ilości ramki, gdy wielkość ramki równa się cyklowi, ilość błędów znacząco spada. </text:span><text:span text:style-name="T12">Przy danych z lokalnością odniesień, algorytmy zachowują się dosyć podobnie, jednak przy mniejszej wielkości ramki LFU wysuwa się na nieznaczne prowadzenie przy mniejszej ilości ramek. Przy danych z dużą ilością stron i małą wielkością ramki, algorytm lru wygrywa.</text:span></text:p>
      <text:p text:style-name="P17"/>
      <text:p text:style-name="Text_20_body">Wybór algorytmu zależy od specyfiki aplikacji i wzorców dostępu do pamięci. W aplikacjach z <text:span text:style-name="T39">dużą ilośćą losowych stron </text:span><text:span text:style-name="T40">algorytm LRU sprawdzi się najlepiej. Za to w przypadkach gdy strony są bardziej uporządkowane algorytm LFU sprawdzi się lepiej. W przypadku cykliczności danych, większe znaczenie ma wielkość ramki niż dobór algorytmu.</text:span></text:p>
      <text:p text:style-name="Text_20_body"/>
      <text:p text:style-name="Text_20_body"/>
      <text:p text:style-name="Text_20_body"/>
      <text:p text:style-name="Text_20_body"/>
      <text:p text:style-name="P46">________________________________________________________________________________</text:p>
      <text:p text:style-name="P46"/>
      <text:p text:style-name="P47">Adnotacja dla sprawdzającego:</text:p>
      <text:p text:style-name="P47">Pliki z kodem źródłowym zadania 1 i zadania 2 są zlokalizowane odpowiednio w dwóch folderach zad1/ i zad2/. Pliki z danymi testowymi znajdują się w folderach do każdego zadania w folderze o nazwie datafiles, a pliki z wynikami testów znajdują się w folderach testresults (pod nazwą: res_&lt;nazwa_pliku_z_danymi&gt;). Żeby uruchomić zadanie pierwsze, (do obu zadań trzeba mieć przygotowane środowisko języka rust) należy wpisać komendę: </text:p>
      <text:p text:style-name="P36">cargo run &lt;nazwa_pliku_z_danymi&gt;</text:p>
      <text:p text:style-name="P9">Żeby uruchomić drugie zadanie trzeba wpisać komendę:</text:p>
      <text:p text:style-name="P9">cargo run &lt;nazwa_pliku_z_danymi&gt; &lt;liczba_całkowita_wielkości_ramki&gt;</text:p>
      <text:p text:style-name="P11">(każdy program po uruchomieniu, jeżeli został uruchomiony dobrze od razu podaje wyniki <text:span text:style-name="T41">dla podanych danych</text:span>)</text:p>
      <text:p text:style-name="P10">W obu folderach z zadaniami zostały także zawarte skypty w języku python do generowania danyc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08:52.472606853</meta:creation-date>
    <dc:date>2024-06-22T18:07:01.032205712</dc:date>
    <meta:editing-duration>PT4H27M23S</meta:editing-duration>
    <meta:editing-cycles>28</meta:editing-cycles>
    <meta:generator>LibreOffice/24.2.4.2$Linux_X86_64 LibreOffice_project/420$Build-2</meta:generator>
    <meta:print-date>2024-06-22T18:07:32.981452172</meta:print-date>
    <meta:printed-by>PDF files</meta:printed-by>
    <meta:document-statistic meta:table-count="0" meta:image-count="0" meta:object-count="21" meta:page-count="9" meta:paragraph-count="94" meta:word-count="1422" meta:character-count="9765" meta:non-whitespace-character-count="846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796cm" svg:height="5.653cm" xlink:href="." xlink:type="simple" chart:class="chart:bar" chart:style-name="ch1">
        <chart:title svg:x="1.688cm" svg:y="0.249cm" chart:style-name="ch2">
          <text:p>dla 20 procesów</text:p>
        </chart:title>
        <chart:plot-area chart:style-name="ch3" chart:data-source-has-labels="both" svg:x="0.135cm" svg:y="1.141cm" svg:width="6.526cm" svg:height="4.399cm">
          <chart:coordinate-region svg:x="0.756cm" svg:y="1.34cm" svg:width="5.905cm" svg:height="3.55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19.15">
                <text:p>19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2.65cm" svg:y="0.119cm" chart:style-name="ch2">
          <text:p>random_2</text:p>
        </chart:subtitle>
        <chart:plot-area chart:style-name="ch3" chart:data-source-has-labels="both" svg:x="0.144cm" svg:y="0.921cm" svg:width="6.926cm" svg:height="4.955cm">
          <chart:coordinate-region svg:x="0.951cm" svg:y="1.12cm" svg:width="6.119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_2 response time</text:p>
                <text:list>
                  <text:list-item>
                    <text:p>random_2</text:p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721.94">
                <text:p>721.94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519.455">
                <text:p>519.45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518.54">
                <text:p>518.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1cm" svg:y="0.119cm" chart:style-name="ch2">
          <text:p>burst</text:p>
        </chart:subtitle>
        <chart:plot-area chart:style-name="ch3" chart:data-source-has-labels="both" svg:x="0.144cm" svg:y="0.921cm" svg:width="6.926cm" svg:height="4.955cm">
          <chart:coordinate-region svg:x="0.765cm" svg:y="1.12cm" svg:width="6.305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st response time</text:p>
                <text:list>
                  <text:list-item>
                    <text:p>burst</text:p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75.71">
                <text:p>75.71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65.9">
                <text:p>65.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593cm" svg:height="6.683cm" xlink:href="." xlink:type="simple" chart:class="chart:bar" chart:style-name="ch1">
        <chart:subtitle svg:x="2.614cm" svg:y="0.133cm" chart:style-name="ch2">
          <text:p>random_1_3</text:p>
        </chart:subtitle>
        <chart:plot-area chart:style-name="ch3" chart:data-source-has-labels="both" svg:x="0.151cm" svg:y="0.949cm" svg:width="7.291cm" svg:height="5.601cm">
          <chart:coordinate-region svg:x="1.063cm" svg:y="1.149cm" svg:width="6.379cm" svg:height="4.75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81cm" svg:height="6.011cm" xlink:href="." xlink:type="simple" chart:class="chart:bar" chart:style-name="ch1">
        <chart:subtitle svg:x="2.458cm" svg:y="0.12cm" chart:style-name="ch2">
          <text:p>random_1_5</text:p>
        </chart:subtitle>
        <chart:plot-area chart:style-name="ch3" chart:data-source-has-labels="both" svg:x="0.145cm" svg:y="0.923cm" svg:width="6.991cm" svg:height="4.968cm">
          <chart:coordinate-region svg:x="0.766cm" svg:y="1.122cm" svg:width="6.37cm" svg:height="4.12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93cm" svg:height="5.601cm" xlink:href="." xlink:type="simple" chart:class="chart:bar" chart:style-name="ch1">
        <chart:subtitle svg:x="2.914cm" svg:y="0.112cm" chart:style-name="ch2">
          <text:p>random_2_3</text:p>
        </chart:subtitle>
        <chart:plot-area chart:style-name="ch3" chart:data-source-has-labels="both" svg:x="0.163cm" svg:y="0.907cm" svg:width="7.867cm" svg:height="4.582cm">
          <chart:coordinate-region svg:x="0.784cm" svg:y="1.106cm" svg:width="7.246cm" svg:height="3.736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72cm" svg:height="6.226cm" xlink:href="." xlink:type="simple" chart:class="chart:bar" chart:style-name="ch1">
        <chart:subtitle svg:x="2.954cm" svg:y="0.124cm" chart:style-name="ch2">
          <text:p>random_2_5</text:p>
        </chart:subtitle>
        <chart:plot-area chart:style-name="ch3" chart:data-source-has-labels="both" svg:x="0.165cm" svg:y="0.931cm" svg:width="7.942cm" svg:height="5.171cm">
          <chart:coordinate-region svg:x="0.786cm" svg:y="1.13cm" svg:width="7.321cm" svg:height="4.32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711cm" svg:height="5.716cm" xlink:href="." xlink:type="simple" chart:class="chart:bar" chart:style-name="ch1">
        <chart:subtitle svg:x="2.875cm" svg:y="0.114cm" chart:style-name="ch2">
          <text:p>cy_3</text:p>
        </chart:subtitle>
        <chart:plot-area chart:style-name="ch3" chart:data-source-has-labels="both" svg:x="0.134cm" svg:y="0.911cm" svg:width="6.443cm" svg:height="4.691cm">
          <chart:coordinate-region svg:x="0.755cm" svg:y="1.11cm" svg:width="5.822cm" svg:height="3.84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446cm" svg:height="5.716cm" xlink:href="." xlink:type="simple" chart:class="chart:bar" chart:style-name="ch1">
        <chart:subtitle svg:x="2.743cm" svg:y="0.114cm" chart:style-name="ch2">
          <text:p>cy_4</text:p>
        </chart:subtitle>
        <chart:plot-area chart:style-name="ch3" chart:data-source-has-labels="both" svg:x="0.128cm" svg:y="0.911cm" svg:width="6.19cm" svg:height="4.691cm">
          <chart:coordinate-region svg:x="0.749cm" svg:y="1.11cm" svg:width="5.569cm" svg:height="3.84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4cm" svg:height="5.716cm" xlink:href="." xlink:type="simple" chart:class="chart:bar" chart:style-name="ch1">
        <chart:subtitle svg:x="3.14cm" svg:y="0.114cm" chart:style-name="ch2">
          <text:p>cy_5</text:p>
        </chart:subtitle>
        <chart:plot-area chart:style-name="ch3" chart:data-source-has-labels="both" svg:x="0.144cm" svg:y="0.911cm" svg:width="6.952cm" svg:height="4.691cm">
          <chart:coordinate-region svg:x="0.58cm" svg:y="1.11cm" svg:width="6.516cm" svg:height="3.84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05cm" svg:height="5.716cm" xlink:href="." xlink:type="simple" chart:class="chart:bar" chart:style-name="ch1">
        <chart:subtitle svg:x="3.661cm" svg:y="0.114cm" chart:style-name="ch2">
          <text:p>lo_3</text:p>
        </chart:subtitle>
        <chart:plot-area chart:style-name="ch3" chart:data-source-has-labels="both" svg:x="0.164cm" svg:y="0.911cm" svg:width="7.877cm" svg:height="4.691cm">
          <chart:coordinate-region svg:x="1.076cm" svg:y="1.111cm" svg:width="6.965cm" svg:height="3.84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658cm" svg:height="5.538cm" xlink:href="." xlink:type="simple" chart:class="chart:bar" chart:style-name="ch1">
        <chart:title svg:x="1.619cm" svg:y="0.246cm" chart:style-name="ch2">
          <text:p>dla 30 procesów</text:p>
        </chart:title>
        <chart:plot-area chart:style-name="ch3" chart:data-source-has-labels="both" svg:x="0.133cm" svg:y="1.135cm" svg:width="6.392cm" svg:height="4.293cm">
          <chart:coordinate-region svg:x="0.754cm" svg:y="1.335cm" svg:width="5.771cm" svg:height="3.446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05cm" svg:height="5.716cm" xlink:href="." xlink:type="simple" chart:class="chart:bar" chart:style-name="ch1">
        <chart:subtitle svg:x="3.661cm" svg:y="0.114cm" chart:style-name="ch2">
          <text:p>lo_4</text:p>
        </chart:subtitle>
        <chart:plot-area chart:style-name="ch3" chart:data-source-has-labels="both" svg:x="0.164cm" svg:y="0.911cm" svg:width="7.877cm" svg:height="4.691cm">
          <chart:coordinate-region svg:x="0.785cm" svg:y="1.11cm" svg:width="7.256cm" svg:height="3.84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34cm" svg:height="6.376cm" xlink:href="." xlink:type="simple" chart:class="chart:bar" chart:style-name="ch1">
        <chart:subtitle svg:x="5.438cm" svg:y="0.127cm" chart:style-name="ch2">
          <text:p>sr</text:p>
        </chart:subtitle>
        <chart:plot-area chart:style-name="ch3" chart:data-source-has-labels="both" svg:x="0.226cm" svg:y="0.937cm" svg:width="10.882cm" svg:height="5.312cm">
          <chart:coordinate-region svg:x="1.138cm" svg:y="1.136cm" svg:width="9.97cm" svg:height="4.466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21cm" svg:height="5.998cm" xlink:href="." xlink:type="simple" chart:class="chart:bar" chart:style-name="ch1">
        <chart:subtitle svg:x="1.992cm" svg:y="0.119cm" chart:style-name="ch2">
          <text:p>dla 130 procesów</text:p>
        </chart:subtitle>
        <chart:plot-area chart:style-name="ch3" chart:data-source-has-labels="both" svg:x="0.144cm" svg:y="0.921cm" svg:width="6.933cm" svg:height="4.958cm">
          <chart:coordinate-region svg:x="0.951cm" svg:y="1.12cm" svg:width="6.126cm" svg:height="4.11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139">
                <text:p>1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246cm" svg:y="0.119cm" chart:style-name="ch2">
          <text:p>low</text:p>
        </chart:subtitle>
        <chart:plot-area chart:style-name="ch3" chart:data-source-has-labels="both" svg:x="0.144cm" svg:y="0.921cm" svg:width="6.926cm" svg:height="4.955cm">
          <chart:coordinate-region svg:x="1.056cm" svg:y="1.12cm" svg:width="6.014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166cm" svg:y="0.119cm" chart:style-name="ch2">
          <text:p>high</text:p>
        </chart:subtitle>
        <chart:plot-area chart:style-name="ch3" chart:data-source-has-labels="both" svg:x="0.144cm" svg:y="0.921cm" svg:width="6.926cm" svg:height="4.955cm">
          <chart:coordinate-region svg:x="0.951cm" svg:y="1.12cm" svg:width="6.119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435">
                <text:p>4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153cm" svg:y="0.119cm" chart:style-name="ch2">
          <text:p>med</text:p>
        </chart:subtitle>
        <chart:plot-area chart:style-name="ch3" chart:data-source-has-labels="both" svg:x="0.144cm" svg:y="0.921cm" svg:width="6.926cm" svg:height="4.955cm">
          <chart:coordinate-region svg:x="0.765cm" svg:y="1.12cm" svg:width="6.305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219cm" svg:y="0.119cm" chart:style-name="ch2">
          <text:p>fast</text:p>
        </chart:subtitle>
        <chart:plot-area chart:style-name="ch3" chart:data-source-has-labels="both" svg:x="0.144cm" svg:y="0.921cm" svg:width="6.926cm" svg:height="4.955cm">
          <chart:coordinate-region svg:x="0.951cm" svg:y="1.12cm" svg:width="6.119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177.53">
                <text:p>177.53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133.22">
                <text:p>133.22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132.96">
                <text:p>132.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14cm" svg:y="0.119cm" chart:style-name="ch2">
          <text:p>slow</text:p>
        </chart:subtitle>
        <chart:plot-area chart:style-name="ch3" chart:data-source-has-labels="both" svg:x="0.144cm" svg:y="0.921cm" svg:width="6.926cm" svg:height="4.955cm">
          <chart:coordinate-region svg:x="1.242cm" svg:y="1.12cm" svg:width="5.828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2.65cm" svg:y="0.119cm" chart:style-name="ch2">
          <text:p>random_1</text:p>
        </chart:subtitle>
        <chart:plot-area chart:style-name="ch3" chart:data-source-has-labels="both" svg:x="0.144cm" svg:y="0.921cm" svg:width="6.926cm" svg:height="4.955cm">
          <chart:coordinate-region svg:x="0.951cm" svg:y="1.12cm" svg:width="6.119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756.66">
                <text:p>756.66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531.185">
                <text:p>531.18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530.3">
                <text:p>530.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